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652cm"/>
    </style:style>
    <style:style style:name="ESS_5f_SKILL.C" style:display-name="ESS_SKILL.C" style:family="table-column">
      <style:table-column-properties style:column-width="2.709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4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8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9">#</text:p>
          </table:table-cell>
          <table:table-cell table:style-name="ESS_5f_SKILL.A1" office:value-type="string">
            <text:p text:style-name="P20">Question</text:p>
          </table:table-cell>
          <table:table-cell table:style-name="ESS_5f_SKILL.A1" office:value-type="string">
            <text:p text:style-name="P21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18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9">#</text:p>
          </table:table-cell>
          <table:table-cell table:style-name="NICE_5f_TO_5f_HAVE_5f_SKILL.A1" office:value-type="string">
            <text:p text:style-name="P20">Question</text:p>
          </table:table-cell>
          <table:table-cell table:style-name="NICE_5f_TO_5f_HAVE_5f_SKILL.A1" office:value-type="string">
            <text:p text:style-name="P21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ivity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1">
          <table:table-cell table:style-name="Table3.A1" office:value-type="string">
            <text:p text:style-name="P24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5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5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5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4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4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4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4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4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4">Standstill period 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4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4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4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8</meta:editing-cycles>
    <meta:creation-date>2022-10-11T10:45:00</meta:creation-date>
    <dc:date>2023-06-13T15:11:42.157350910</dc:date>
    <meta:editing-duration>PT10M11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1" meta:word-count="329" meta:character-count="2310" meta:non-whitespace-character-count="2035"/>
    <meta:user-defined meta:name="AppVersion">16.0000</meta:user-defined>
    <meta:template xlink:type="simple" xlink:actuate="onRequest" xlink:title="Normal" xlink:href=""/>
  </office:meta>
</office:document-meta>
</file>